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/>
    </style:style>
    <style:style style:name="gr2" style:family="graphic" style:parent-style-name="objectwithoutfill">
      <style:graphic-properties draw:marker-end="Arrow" draw:marker-end-width="0.204cm" draw:marker-end-center="true" draw:fill="none" draw:textarea-horizontal-align="center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9" style:family="graphic" style:parent-style-name="objectwithoutfill">
      <style:graphic-properties svg:stroke-width="0.05cm" draw:marker-start-width="0.45cm" draw:marker-end="Arrow" draw:marker-end-width="0.254cm" draw:marker-end-center="true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objectwithoutfill">
      <style:graphic-properties svg:stroke-width="0.05cm" draw:marker-start-width="0.45cm" draw:marker-end="Arrow" draw:marker-end-width="0.254cm" draw:fill="none" draw:textarea-horizontal-align="center" fo:padding-top="0.05cm" fo:padding-bottom="0.05cm" fo:padding-left="0.076cm" fo:padding-right="0.076cm"/>
    </style:style>
    <style:style style:name="gr12" style:family="graphic" style:parent-style-name="objectwithoutfill">
      <style:graphic-properties svg:stroke-width="0.05cm" draw:marker-start-width="0.45cm" draw:marker-end="Arrow" draw:marker-end-width="0.304cm" draw:marker-end-center="true" draw:fill="none" draw:textarea-horizontal-align="center" fo:padding-top="0.05cm" fo:padding-bottom="0.05cm" fo:padding-left="0.076cm" fo:padding-right="0.076cm"/>
    </style:style>
    <style:style style:name="gr13" style:family="graphic" style:parent-style-name="objectwithoutfill">
      <style:graphic-properties draw:marker-end="Arrow" draw:marker-end-width="0.204cm" draw:fill="none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99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522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0.743cm"/>
    </style:style>
    <style:style style:name="gr19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2" draw:id="id2" draw:layer="layout" svg:width="0.965cm" svg:height="0.508cm" svg:x="9.227cm" svg:y="8.537cm">
          <text:p/>
        </draw:rect>
        <draw:rect draw:style-name="gr1" xml:id="id1" draw:id="id1" draw:layer="layout" svg:width="0.965cm" svg:height="0.508cm" svg:x="9.228cm" svg:y="10.437cm">
          <text:p/>
        </draw:rect>
        <draw:connector draw:style-name="gr2" draw:layer="layout" svg:x1="9.71cm" svg:y1="10.437cm" svg:x2="9.709cm" svg:y2="9.045cm" draw:start-shape="id1" draw:start-glue-point="0" draw:end-shape="id2" draw:end-glue-point="2" svg:d="M9710 10437v-696h-1v-696">
          <text:p/>
        </draw:connector>
        <draw:rect draw:style-name="gr1" xml:id="id4" draw:id="id4" draw:layer="layout" svg:width="0.965cm" svg:height="0.508cm" svg:x="6.727cm" svg:y="8.537cm">
          <text:p/>
        </draw:rect>
        <draw:rect draw:style-name="gr1" xml:id="id3" draw:id="id3" draw:layer="layout" svg:width="0.965cm" svg:height="0.508cm" svg:x="6.728cm" svg:y="10.437cm">
          <text:p/>
        </draw:rect>
        <draw:connector draw:style-name="gr2" draw:layer="layout" svg:x1="7.21cm" svg:y1="10.437cm" svg:x2="7.209cm" svg:y2="9.045cm" draw:start-shape="id3" draw:start-glue-point="0" draw:end-shape="id4" draw:end-glue-point="2" svg:d="M7210 10437v-696h-1v-696">
          <text:p/>
        </draw:connector>
        <draw:frame draw:style-name="gr3" draw:text-style-name="P1" draw:layer="layout" svg:width="1.8cm" svg:height="0.9cm" svg:x="1.75cm" svg:y="1.65cm">
          <draw:text-box>
            <text:p><text:span text:style-name="T1">IPRX</text:span></text:p>
          </draw:text-box>
        </draw:frame>
        <draw:g>
          <draw:polyline draw:style-name="gr4" draw:layer="layout" svg:width="0.249cm" svg:height="0.499cm" svg:x="1.5cm" svg:y="12.6cm" svg:viewBox="0 0 250 500" draw:points="0,0 250,250 0,500">
            <text:p/>
          </draw:polyline>
          <draw:frame draw:style-name="gr5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6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7" draw:layer="layout" svg:x1="1.5cm" svg:y1="12.35cm" svg:x2="1.75cm" svg:y2="12.35cm">
            <text:p/>
          </draw:line>
        </draw:g>
        <draw:rect draw:style-name="gr8" draw:text-style-name="P3" xml:id="id5" draw:id="id5" draw:layer="layout" svg:width="3.328cm" svg:height="0.559cm" svg:x="7.324cm" svg:y="12.912cm">
          <text:p><text:span text:style-name="T3">ETH</text:span></text:p>
        </draw:rect>
        <draw:connector draw:style-name="gr9" draw:layer="layout" draw:line-skew="0.26cm -2.944cm" svg:x1="8.988cm" svg:y1="12.912cm" svg:x2="14.773cm" svg:y2="12.13cm" draw:start-shape="id5" draw:start-glue-point="0" draw:end-shape="id6" draw:end-glue-point="2" svg:d="M8988 12912v-254h13v-14h5772v-514">
          <text:p/>
        </draw:connector>
        <draw:connector draw:style-name="gr9" draw:layer="layout" svg:x1="14.773cm" svg:y1="11.089cm" svg:x2="14.773cm" svg:y2="9.578cm" draw:start-shape="id6" draw:start-glue-point="0" draw:end-shape="id7" draw:end-glue-point="2" svg:d="M14773 11089v-1511">
          <text:p/>
        </draw:connector>
        <draw:rect draw:style-name="gr10" draw:text-style-name="P5" xml:id="id8" draw:id="id8" draw:layer="layout" svg:width="3.658cm" svg:height="1.041cm" svg:x="12.944cm" svg:y="6.272cm" draw:corner-radius="0.25cm">
          <text:p text:style-name="P4"><text:span text:style-name="T4"><text:s/></text:span><text:span text:style-name="T4">ILc</text:span></text:p>
          <text:p text:style-name="P4"><text:span text:style-name="T5"><text:s text:c="4"/></text:span><text:span text:style-name="T5">IpLengthChecker</text:span></text:p>
        </draw:rect>
        <draw:connector draw:style-name="gr11" draw:layer="layout" svg:x1="14.773cm" svg:y1="8.537cm" svg:x2="14.773cm" svg:y2="7.313cm" draw:start-shape="id7" draw:start-glue-point="0" draw:end-shape="id8" draw:end-glue-point="2" svg:d="M14773 8537v-1224">
          <text:p/>
        </draw:connector>
        <draw:connector draw:style-name="gr12" draw:layer="layout" svg:x1="16.602cm" svg:y1="9.057cm" svg:x2="17.484cm" svg:y2="2.019cm" draw:start-shape="id7" draw:start-glue-point="1" draw:end-shape="id9" svg:d="M16602 9057h882v-7038">
          <text:p/>
        </draw:connector>
        <draw:connector draw:style-name="gr9" draw:layer="layout" draw:line-skew="0cm 0cm 0.052cm" svg:x1="14.773cm" svg:y1="6.272cm" svg:x2="8.427cm" svg:y2="11.435cm" draw:start-shape="id8" draw:start-glue-point="0" draw:end-shape="id10" draw:end-glue-point="2" svg:d="M14773 6272v-514h-3033v6243h-3313v-566">
          <text:p/>
        </draw:connector>
        <draw:connector draw:style-name="gr9" draw:layer="layout" svg:x1="8.427cm" svg:y1="10.394cm" svg:x2="8.427cm" svg:y2="9.074cm" draw:start-shape="id10" draw:start-glue-point="0" draw:end-shape="id11" draw:end-glue-point="2" svg:d="M8427 10394v-1320">
          <text:p/>
        </draw:connector>
        <draw:connector draw:style-name="gr9" draw:layer="layout" svg:x1="8.427cm" svg:y1="8.033cm" svg:x2="8.427cm" svg:y2="6.775cm" draw:start-shape="id11" draw:start-glue-point="0" draw:end-shape="id12" draw:end-glue-point="2" svg:d="M8427 8033v-1258">
          <text:p/>
        </draw:connector>
        <draw:connector draw:style-name="gr9" draw:layer="layout" svg:x1="8.427cm" svg:y1="5.734cm" svg:x2="8.427cm" svg:y2="4.476cm" draw:start-shape="id12" draw:start-glue-point="0" svg:d="M8427 5734v-1258">
          <text:p/>
        </draw:connector>
        <draw:connector draw:style-name="gr9" draw:layer="layout" svg:x1="10.256cm" svg:y1="3.955cm" svg:x2="11.184cm" svg:y2="2.018cm" draw:start-shape="id13" draw:start-glue-point="1" draw:end-shape="id14" draw:end-glue-point="2" svg:d="M10256 3955h928v-1937">
          <text:p/>
        </draw:connector>
        <draw:connector draw:style-name="gr9" draw:layer="layout" svg:x1="6.598cm" svg:y1="3.955cm" svg:x2="5.584cm" svg:y2="2.016cm" draw:start-shape="id13" draw:start-glue-point="3" draw:end-shape="id15" draw:end-glue-point="2" svg:d="M6598 3955h-1014v-1939">
          <text:p/>
        </draw:connector>
        <draw:rect draw:style-name="gr10" draw:text-style-name="P5" xml:id="id16" draw:id="id16" draw:layer="layout" svg:width="3.505cm" svg:height="1.041cm" svg:x="2.16cm" svg:y="9.144cm" draw:corner-radius="0.25cm">
          <text:p text:style-name="P4"><text:span text:style-name="T4"><text:s/></text:span><text:span text:style-name="T4">ICc</text:span></text:p>
          <text:p text:style-name="P4"><text:span text:style-name="T5"><text:s text:c="4"/></text:span><text:span text:style-name="T5">IpChecksumChecker</text:span></text:p>
        </draw:rect>
        <draw:connector draw:style-name="gr13" draw:layer="layout" svg:x1="6.319cm" svg:y1="10.914cm" svg:x2="3.912cm" svg:y2="10.185cm" draw:start-shape="id10" draw:start-glue-point="3" draw:end-shape="id16" draw:end-glue-point="2" svg:d="M6319 10914h-2407v-729">
          <text:p/>
        </draw:connector>
        <draw:connector draw:style-name="gr13" draw:layer="layout" svg:x1="3.912cm" svg:y1="9.144cm" svg:x2="6.598cm" svg:y2="8.553cm" draw:start-shape="id16" draw:start-glue-point="0" draw:end-shape="id11" draw:end-glue-point="3" svg:d="M3912 9144v-591h2686">
          <text:p/>
        </draw:connector>
        <draw:frame draw:style-name="gr14" draw:text-style-name="P6" draw:layer="layout" svg:width="1.067cm" svg:height="0.445cm" draw:transform="rotate (1.5707963267946) translate (11.171cm 9.636cm)">
          <draw:text-box>
            <text:p><text:span text:style-name="T6">Data</text:span></text:p>
          </draw:text-box>
        </draw:frame>
        <draw:custom-shape draw:style-name="gr15" draw:text-style-name="P8" draw:layer="layout" svg:width="0.59cm" svg:height="0.291cm" draw:transform="rotate (1.5707963267946) translate (11.605cm 9.419cm)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6" draw:layer="layout" svg:width="1.162cm" svg:height="0.445cm" draw:transform="rotate (1.5707963267946) translate (14.231cm 11.026cm)">
          <draw:text-box>
            <text:p><text:span text:style-name="T6">Data</text:span></text:p>
          </draw:text-box>
        </draw:frame>
        <draw:custom-shape draw:style-name="gr15" draw:text-style-name="P8" draw:layer="layout" svg:width="0.911cm" svg:height="0.342cm" draw:transform="rotate (1.5707963267946) translate (14.614cm 10.902cm)">
          <text:p text:style-name="P7"><text:span text:style-name="T7">819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0" draw:text-style-name="P5" xml:id="id7" draw:id="id7" draw:layer="layout" svg:width="3.658cm" svg:height="1.041cm" svg:x="12.944cm" svg:y="8.537cm" draw:corner-radius="0.25cm">
          <text:p text:style-name="P4"><text:span text:style-name="T4"><text:s/></text:span><text:span text:style-name="T4">MPd</text:span></text:p>
          <text:p text:style-name="P4"><text:span text:style-name="T5"><text:s text:c="4"/></text:span><text:span text:style-name="T5">MacProtocolDetector</text:span><text:span text:style-name="T4"> </text:span></text:p>
        </draw:rect>
        <draw:rect draw:style-name="gr10" draw:text-style-name="P5" xml:id="id6" draw:id="id6" draw:layer="layout" svg:width="3.073cm" svg:height="1.041cm" svg:x="13.237cm" svg:y="11.089cm" draw:corner-radius="0.25cm">
          <text:p text:style-name="P4"><text:span text:style-name="T4"><text:s/></text:span><text:span text:style-name="T4">IBuf</text:span></text:p>
          <text:p text:style-name="P4"><text:span text:style-name="T5"><text:s text:c="4"/></text:span><text:span text:style-name="T5">InputBuffer</text:span><text:span text:style-name="T4"> </text:span></text:p>
        </draw:rect>
        <draw:frame draw:style-name="gr14" draw:text-style-name="P6" draw:layer="layout" svg:width="1.067cm" svg:height="0.445cm" draw:transform="rotate (1.5707963267946) translate (14.182cm 8.594cm)">
          <draw:text-box>
            <text:p><text:span text:style-name="T6">Data</text:span></text:p>
          </draw:text-box>
        </draw:frame>
        <draw:custom-shape draw:style-name="gr15" draw:text-style-name="P8" draw:layer="layout" svg:width="0.59cm" svg:height="0.291cm" draw:transform="rotate (1.5707963267946) translate (14.616cm 8.377cm)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6" draw:layer="layout" svg:width="1.067cm" svg:height="0.445cm" draw:transform="rotate (1.5707963267946) translate (7.844cm 10.401cm)">
          <draw:text-box>
            <text:p><text:span text:style-name="T6">Data</text:span></text:p>
          </draw:text-box>
        </draw:frame>
        <draw:custom-shape draw:style-name="gr15" draw:text-style-name="P8" draw:layer="layout" svg:width="0.825cm" svg:height="0.291cm" draw:transform="rotate (1.5707963267946) translate (8.278cm 10.184cm)">
          <text:p text:style-name="P7"><text:span text:style-name="T7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0" draw:text-style-name="P5" xml:id="id10" draw:id="id10" draw:layer="layout" svg:width="4.217cm" svg:height="1.041cm" svg:x="6.319cm" svg:y="10.394cm" draw:corner-radius="0.25cm">
          <text:p text:style-name="P4"><text:span text:style-name="T4"><text:s/></text:span><text:span text:style-name="T4">ICa</text:span></text:p>
          <text:p text:style-name="P4"><text:span text:style-name="T5"><text:s text:c="4"/></text:span><text:span text:style-name="T5">IpChecksumAccumulator</text:span></text:p>
        </draw:rect>
        <draw:frame draw:style-name="gr14" draw:text-style-name="P6" draw:layer="layout" svg:width="1.067cm" svg:height="0.445cm" draw:transform="rotate (1.5707963267946) translate (9.145cm 10.401cm)">
          <draw:text-box>
            <text:p><text:span text:style-name="T6">IpVer</text:span></text:p>
          </draw:text-box>
        </draw:frame>
        <draw:custom-shape draw:style-name="gr15" draw:text-style-name="P8" draw:layer="layout" svg:width="0.59cm" svg:height="0.291cm" draw:transform="rotate (1.5707963267946) translate (9.579cm 10.184cm)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0" draw:text-style-name="P5" xml:id="id11" draw:id="id11" draw:layer="layout" svg:width="3.658cm" svg:height="1.041cm" svg:x="6.598cm" svg:y="8.033cm" draw:corner-radius="0.25cm">
          <text:p text:style-name="P4"><text:span text:style-name="T4"><text:s/></text:span><text:span text:style-name="T4">IId</text:span></text:p>
          <text:p text:style-name="P4"><text:span text:style-name="T5"><text:s text:c="4"/></text:span><text:span text:style-name="T5">IpInvalidDropper</text:span></text:p>
        </draw:rect>
        <draw:frame draw:style-name="gr14" draw:text-style-name="P6" draw:layer="layout" svg:width="1.015cm" svg:height="0.445cm" draw:transform="rotate (1.5707963267946) translate (6.624cm 10.326cm)">
          <draw:text-box>
            <text:p><text:span text:style-name="T6">Drop</text:span></text:p>
          </draw:text-box>
        </draw:frame>
        <draw:custom-shape draw:style-name="gr15" draw:text-style-name="P8" draw:layer="layout" svg:width="0.59cm" svg:height="0.291cm" draw:transform="rotate (1.5707963267946) translate (7.08cm 10.184cm)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6" draw:layer="layout" svg:width="1.067cm" svg:height="0.445cm" draw:transform="rotate (1.5707963267946) translate (7.818cm 7.988cm)">
          <draw:text-box>
            <text:p><text:span text:style-name="T6">Data</text:span></text:p>
          </draw:text-box>
        </draw:frame>
        <draw:custom-shape draw:style-name="gr15" draw:text-style-name="P8" draw:layer="layout" svg:width="0.59cm" svg:height="0.291cm" draw:transform="rotate (1.5707963267946) translate (8.252cm 7.771cm)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0" draw:text-style-name="P5" xml:id="id12" draw:id="id12" draw:layer="layout" svg:width="3.658cm" svg:height="1.041cm" svg:x="6.598cm" svg:y="5.734cm" draw:corner-radius="0.25cm">
          <text:p text:style-name="P4"><text:span text:style-name="T4"><text:s/></text:span><text:span text:style-name="T4">ICl</text:span></text:p>
          <text:p text:style-name="P4"><text:span text:style-name="T5"><text:s text:c="4"/></text:span><text:span text:style-name="T5">IpCutLength</text:span></text:p>
        </draw:rect>
        <draw:frame draw:style-name="gr14" draw:text-style-name="P6" draw:layer="layout" svg:width="1.067cm" svg:height="0.445cm" draw:transform="rotate (1.5707963267946) translate (7.824cm 5.705cm)">
          <draw:text-box>
            <text:p><text:span text:style-name="T6">Data</text:span></text:p>
          </draw:text-box>
        </draw:frame>
        <draw:custom-shape draw:style-name="gr15" draw:text-style-name="P8" draw:layer="layout" svg:width="0.59cm" svg:height="0.291cm" draw:transform="rotate (1.5707963267946) translate (8.258cm 5.488cm)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6" draw:text-style-name="P6" draw:layer="layout" svg:width="1.501cm" svg:height="0.445cm" svg:x="4.113cm" svg:y="7.971cm">
          <draw:text-box>
            <text:p><text:span text:style-name="T6">CsumVal</text:span></text:p>
          </draw:text-box>
        </draw:frame>
        <draw:custom-shape draw:style-name="gr15" draw:text-style-name="P8" draw:layer="layout" svg:width="0.59cm" svg:height="0.291cm" svg:x="4.581cm" svg:y="8.416cm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6" draw:layer="layout" svg:width="1.624cm" svg:height="0.445cm" svg:x="4.086cm" svg:y="10.339cm">
          <draw:text-box>
            <text:p><text:span text:style-name="T6">SubSums</text:span></text:p>
          </draw:text-box>
        </draw:frame>
        <draw:custom-shape draw:style-name="gr15" draw:text-style-name="P8" draw:layer="layout" svg:width="0.59cm" svg:height="0.291cm" svg:x="4.582cm" svg:y="10.765cm">
          <text:p text:style-name="P7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6" draw:layer="layout" svg:width="0.845cm" svg:height="0.445cm" svg:x="11.142cm" svg:y="12.226cm">
          <draw:text-box>
            <text:p><text:span text:style-name="T6">Data</text:span></text:p>
          </draw:text-box>
        </draw:frame>
        <draw:rect draw:style-name="gr8" draw:text-style-name="P3" xml:id="id15" draw:id="id15" draw:layer="layout" svg:width="2.058cm" svg:height="0.559cm" svg:x="4.555cm" svg:y="1.457cm">
          <text:p><text:span text:style-name="T3">TOE</text:span></text:p>
        </draw:rect>
        <draw:rect draw:style-name="gr8" draw:text-style-name="P3" xml:id="id14" draw:id="id14" draw:layer="layout" svg:width="2.058cm" svg:height="0.559cm" svg:x="10.155cm" svg:y="1.459cm">
          <text:p><text:span text:style-name="T3">UDP</text:span></text:p>
        </draw:rect>
        <draw:rect draw:style-name="gr8" draw:text-style-name="P3" xml:id="id9" draw:id="id9" draw:layer="layout" svg:width="2.058cm" svg:height="0.559cm" svg:x="16.455cm" svg:y="1.46cm">
          <text:p><text:span text:style-name="T3">ARP</text:span></text:p>
        </draw:rect>
        <draw:rect draw:style-name="gr19" draw:text-style-name="P7" draw:layer="layout" svg:width="18cm" svg:height="11.988cm" svg:x="1.508cm" svg:y="1.457cm">
          <text:p/>
        </draw:rect>
        <draw:frame draw:style-name="gr14" draw:text-style-name="P6" draw:layer="layout" svg:width="1.162cm" svg:height="0.445cm" draw:transform="rotate (1.5707963267946) translate (17.027cm 3.303cm)">
          <draw:text-box>
            <text:p><text:span text:style-name="T6">Data <text:s/></text:span></text:p>
          </draw:text-box>
        </draw:frame>
        <draw:connector draw:style-name="gr9" draw:layer="layout" svg:x1="7.908cm" svg:y1="3.489cm" svg:x2="7.912cm" svg:y2="2.086cm" svg:d="M7908 3489v-695h4v-708">
          <text:p/>
        </draw:connector>
        <draw:connector draw:style-name="gr9" draw:layer="layout" svg:x1="8.874cm" svg:y1="3.489cm" svg:x2="8.878cm" svg:y2="2.086cm" svg:d="M8874 3489v-695h4v-708">
          <text:p/>
        </draw:connector>
        <draw:rect draw:style-name="gr8" draw:text-style-name="P3" draw:layer="layout" svg:width="2.058cm" svg:height="0.559cm" svg:x="7.382cm" svg:y="1.475cm">
          <text:p><text:span text:style-name="T3">ICMP</text:span></text:p>
        </draw:rect>
        <draw:frame draw:style-name="gr14" draw:text-style-name="P6" draw:layer="layout" svg:width="1.162cm" svg:height="0.445cm" draw:transform="rotate (1.5707963267946) translate (7.427cm 3.303cm)">
          <draw:text-box>
            <text:p><text:span text:style-name="T6">Data <text:s/></text:span></text:p>
          </draw:text-box>
        </draw:frame>
        <draw:frame draw:style-name="gr14" draw:text-style-name="P6" draw:layer="layout" svg:width="1.162cm" svg:height="0.445cm" draw:transform="rotate (1.5707963267946) translate (8.427cm 3.303cm)">
          <draw:text-box>
            <text:p><text:span text:style-name="T6">Derr <text:s/></text:span></text:p>
          </draw:text-box>
        </draw:frame>
        <draw:g xml:id="id13" draw:id="id13">
          <draw:rect draw:style-name="gr1" draw:layer="layout" svg:width="0.965cm" svg:height="0.508cm" svg:x="6.624cm" svg:y="3.437cm" draw:corner-radius="0.25cm">
            <text:p/>
          </draw:rect>
          <draw:rect draw:style-name="gr1" draw:layer="layout" svg:width="0.965cm" svg:height="0.508cm" svg:x="7.925cm" svg:y="3.437cm" draw:corner-radius="0.25cm">
            <text:p/>
          </draw:rect>
          <draw:rect draw:style-name="gr1" draw:layer="layout" svg:width="0.965cm" svg:height="0.508cm" svg:x="9.226cm" svg:y="3.437cm" draw:corner-radius="0.25cm">
            <text:p/>
          </draw:rect>
          <draw:rect draw:style-name="gr10" draw:text-style-name="P5" draw:layer="layout" svg:width="3.658cm" svg:height="1.041cm" svg:x="6.598cm" svg:y="3.435cm" draw:corner-radius="0.25cm">
            <text:p text:style-name="P4"><text:span text:style-name="T4"><text:s/></text:span><text:span text:style-name="T4">IPr</text:span></text:p>
            <text:p text:style-name="P4"><text:span text:style-name="T5"><text:s text:c="4"/></text:span><text:span text:style-name="T5">IpPacketRouter</text:span></text:p>
          </draw:rect>
        </draw:g>
        <draw:frame draw:style-name="gr14" draw:text-style-name="P6" draw:layer="layout" svg:width="1.162cm" svg:height="0.445cm" draw:transform="rotate (1.5707963267946) translate (5.127cm 3.303cm)">
          <draw:text-box>
            <text:p><text:span text:style-name="T6">Data <text:s/></text:span></text:p>
          </draw:text-box>
        </draw:frame>
        <draw:frame draw:style-name="gr14" draw:text-style-name="P6" draw:layer="layout" svg:width="1.162cm" svg:height="0.445cm" draw:transform="rotate (1.5707963267946) translate (10.727cm 3.303cm)">
          <draw:text-box>
            <text:p><text:span text:style-name="T6">Data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3H32M27S</meta:editing-duration>
    <meta:editing-cycles>162</meta:editing-cycles>
    <meta:generator>OpenOffice/4.1.6$Unix OpenOffice.org_project/416m1$Build-9790</meta:generator>
    <dc:date>2020-06-09T15:25:54</dc:date>
    <dc:creator>Francois Abel</dc:creator>
    <meta:printed-by>Francois Abel</meta:printed-by>
    <meta:print-date>2018-01-29T17:34:31.89</meta:print-date>
    <meta:document-statistic meta:object-count="71"/>
  </office:meta>
</office:document-meta>
</file>